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7bb17" officeooo:paragraph-rsid="0007bb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protocole <text:s/>de communication</text:p>
      <text:p text:style-name="P1"/>
      <text:p text:style-name="P1">Chaque équipement se connecte via un web-service au serveur et envoie le type d’équipement auquel il appartient. </text:p>
      <text:p text:style-name="P1">Un web-socket est ouvert entre le serveur et l’équipement, puis l’équipement est ajouter a une room en fonction de son type. </text:p>
      <text:p text:style-name="P1">Dans le cas d'un client interface, la carte lui est envoyer avec un id pour indiquer sa position a prendre sur la carte. Ensuite a chaque modification de la position du taxi une trame contenant les nouvelles coordonnées est envoyé pour que les interfaces puissent mettre a jour la position du taxi et permettre au taxi de mettre a jour son état et son nombres de clients en att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7:43:15.290067864</meta:creation-date>
    <dc:date>2015-10-15T17:59:13.262240139</dc:date>
    <meta:editing-duration>PT47S</meta:editing-duration>
    <meta:editing-cycles>1</meta:editing-cycles>
    <meta:document-statistic meta:table-count="0" meta:image-count="0" meta:object-count="0" meta:page-count="1" meta:paragraph-count="4" meta:word-count="111" meta:character-count="650" meta:non-whitespace-character-count="540"/>
    <meta:generator>LibreOffice/4.2.8.2$Linux_X86_64 LibreOffice_project/420m0$Build-2</meta:generator>
  </office:meta>
</office:document-meta>
</file>